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4f3f"/>
    </style:style>
    <style:style style:name="T1" style:family="text">
      <style:text-properties officeooo:rsid="00149e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↓˦ (11 languages), ↓ (5), ˦↓˦ (3), ˥̰ (2<text:span text:style-name="T1">)</text:span>, ˩̰ (2), ↓˦˨ (1), ↓˦↓˦ (1), ˧˨ˤ (1),</text:p>
      <text:p text:style-name="P1">˦˥̰ (1), ˧˨̤ (1), ˦ˀ (1), ˩̤ (1), ˩̤ (1), ˥˩˩˥ (1), ˧˩̰ (1), ˥˧̰ (1), <text:span text:style-name="T1">and</text:span> ˦̰ (1<text:span text:style-name="T1">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 Dediu</meta:initial-creator>
    <meta:creation-date>2020-11-07T13:41:45.039000000</meta:creation-date>
    <dc:date>2020-11-07T13:50:58.159000000</dc:date>
    <dc:creator>Dan Dediu</dc:creator>
    <meta:editing-duration>PT7M18S</meta:editing-duration>
    <meta:editing-cycles>3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2" meta:word-count="36" meta:character-count="150" meta:non-whitespace-character-count="116"/>
  </office:meta>
</office:document-meta>
</file>